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6d9"/>
    </style:style>
    <style:style style:name="P2" style:family="paragraph" style:parent-style-name="Standard">
      <style:text-properties officeooo:paragraph-rsid="001b206d"/>
    </style:style>
    <style:style style:name="P3" style:family="paragraph" style:parent-style-name="Standard">
      <style:text-properties officeooo:paragraph-rsid="001bde38"/>
    </style:style>
    <style:style style:name="P4" style:family="paragraph" style:parent-style-name="Standard">
      <style:text-properties officeooo:paragraph-rsid="001de01c"/>
    </style:style>
    <style:style style:name="P5" style:family="paragraph" style:parent-style-name="Standard">
      <style:text-properties fo:font-style="italic" officeooo:rsid="001976d9" officeooo:paragraph-rsid="001bde38" style:font-style-asian="italic" style:font-style-complex="italic"/>
    </style:style>
    <style:style style:name="P6" style:family="paragraph" style:parent-style-name="Heading_20_3" style:master-page-name="Standard">
      <style:paragraph-properties fo:margin-top="0.247cm" fo:margin-bottom="0.212cm" loext:contextual-spacing="false" style:page-number="auto"/>
      <style:text-properties officeooo:paragraph-rsid="001976d9"/>
    </style:style>
    <style:style style:name="P7" style:family="paragraph" style:parent-style-name="Heading_20_3">
      <style:paragraph-properties fo:margin-top="0.247cm" fo:margin-bottom="0.212cm" loext:contextual-spacing="false"/>
      <style:text-properties officeooo:paragraph-rsid="001bde38"/>
    </style:style>
    <style:style style:name="P8" style:family="paragraph" style:parent-style-name="Heading_20_3">
      <style:paragraph-properties fo:margin-top="0.247cm" fo:margin-bottom="0.212cm" loext:contextual-spacing="false"/>
      <style:text-properties officeooo:paragraph-rsid="001de01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officeooo:rsid="001976d9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976d9" style:font-style-asian="italic" style:font-style-complex="italic"/>
    </style:style>
    <style:style style:name="T4" style:family="text">
      <style:text-properties officeooo:rsid="001976d9"/>
    </style:style>
    <style:style style:name="T5" style:family="text">
      <style:text-properties fo:color="#000000"/>
    </style:style>
    <style:style style:name="T6" style:family="text">
      <style:text-properties fo:color="#000000" officeooo:rsid="001976d9"/>
    </style:style>
    <style:style style:name="T7" style:family="text">
      <style:text-properties fo:color="#000000" officeooo:rsid="001bde38"/>
    </style:style>
    <style:style style:name="T8" style:family="text">
      <style:text-properties fo:color="#000000" officeooo:rsid="001de01c"/>
    </style:style>
    <style:style style:name="T9" style:family="text">
      <style:text-properties fo:color="#000000" style:text-underline-style="none" officeooo:rsid="001de01c"/>
    </style:style>
    <style:style style:name="T10" style:family="text">
      <style:text-properties officeooo:rsid="001b206d"/>
    </style:style>
    <style:style style:name="T11" style:family="text">
      <style:text-properties officeooo:rsid="001bde38"/>
    </style:style>
    <style:style style:name="T12" style:family="text">
      <style:text-properties officeooo:rsid="00213bb5"/>
    </style:style>
    <style:style style:name="T13" style:family="text">
      <style:text-properties officeooo:rsid="00227a2c"/>
    </style:style>
    <style:style style:name="T14" style:family="text">
      <style:text-properties officeooo:rsid="002429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Ошибка № <text:span text:style-name="T4">1</text:span></text:h>
      <text:p text:style-name="P1"><text:span text:style-name="T1">Описание:</text:span> <text:span text:style-name="T4">Ошибка при выполнении теста</text:span></text:p>
      <text:p text:style-name="P1"><text:span text:style-name="T1">Тест:</text:span> <text:span text:style-name="T13">3</text:span></text:p>
      <text:p text:style-name="P1"><text:span text:style-name="T1">Входные данные:</text:span> <text:span text:style-name="T4">a = 4, b = <text:s/>8, <text:s/>c = 1</text:span></text:p>
      <text:p text:style-name="P1"><text:span text:style-name="T1">Ожидаемый результат:</text:span> <text:span text:style-name="T5">-0.13397</text:span><text:span text:style-name="T6">4, -1.866025</text:span></text:p>
      <text:p text:style-name="P2"><text:span text:style-name="T1">Фактический результат:</text:span> <text:span text:style-name="T5">-0.13397</text:span><text:span text:style-name="T6">5, -1.86603</text:span></text:p>
      <text:p text:style-name="P1"><text:span text:style-name="T1">Возможная причина:</text:span> <text:span text:style-name="T14">Неточное вычисления типа double</text:span></text:p>
      <text:p text:style-name="P1"><text:span text:style-name="T1">Статус:</text:span> <text:span text:style-name="T2">исправлена</text:span></text:p>
      <text:h text:style-name="P7" text:outline-level="3">Ошибка № <text:span text:style-name="T11">2</text:span></text:h>
      <text:p text:style-name="P3"><text:span text:style-name="T1">Описание:</text:span> <text:span text:style-name="T11">Выход из программы с ошибкой</text:span></text:p>
      <text:p text:style-name="P3"><text:span text:style-name="T1">Тест:</text:span> <text:span text:style-name="T13">5</text:span></text:p>
      <text:p text:style-name="P3"><text:span text:style-name="T1">Входные данные:</text:span> <text:span text:style-name="T4">a = 0, b = <text:s/>0, <text:s/>c = 0</text:span></text:p>
      <text:p text:style-name="P3"><text:span text:style-name="T1">Ожидаемый результат:</text:span> <text:span text:style-name="T6">-</text:span></text:p>
      <text:p text:style-name="P4"><text:span text:style-name="T1">Фактический результат:</text:span> <text:span text:style-name="T7">Ошибка </text:span><text:span text:style-name="T8">при делении на </text:span><text:span text:style-name="T9">0</text:span></text:p>
      <text:p text:style-name="P4"><text:span text:style-name="T1">Возможная причина:</text:span> <text:span text:style-name="T10">Нет проверки входных данных</text:span></text:p>
      <text:p text:style-name="P3"><text:span text:style-name="T3">Статус:</text:span><text:span text:style-name="T2"> исправлена</text:span></text:p>
      <text:p text:style-name="P5"/>
      <text:h text:style-name="P8" text:outline-level="3">Ошибка № <text:span text:style-name="T12">3</text:span></text:h>
      <text:p text:style-name="P4"><text:span text:style-name="T1">Описание:</text:span> <text:span text:style-name="T11">Выход из программы с ошибкой</text:span></text:p>
      <text:p text:style-name="P4"><text:span text:style-name="T1">Тест:</text:span> <text:span text:style-name="T4">6</text:span></text:p>
      <text:p text:style-name="P4"><text:span text:style-name="T1">Входные данные:</text:span> <text:span text:style-name="T4">a = 0, b = <text:s/>1, <text:s/>c = 1</text:span></text:p>
      <text:p text:style-name="P4"><text:span text:style-name="T1">Ожидаемый результат:</text:span> -<text:span text:style-name="T8">1</text:span></text:p>
      <text:p text:style-name="P4"><text:span text:style-name="T1">Фактический результат:</text:span> <text:span text:style-name="T7">Ошибка </text:span><text:span text:style-name="T8">при делении на 0 </text:span></text:p>
      <text:p text:style-name="P4"><text:span text:style-name="T1">Возможная причина:</text:span> <text:span text:style-name="T10">Нет обработки специфичных случаев </text:span></text:p>
      <text:p text:style-name="P4"><text:span text:style-name="T3">Статус:</text:span><text:span text:style-name="T2"> исправлен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30$Build-2</meta:generator>
    <dc:date>2020-03-11T11:06:26.509194291</dc:date>
    <meta:editing-duration>PT13M1S</meta:editing-duration>
    <meta:editing-cycles>8</meta:editing-cycles>
    <meta:document-statistic meta:table-count="0" meta:image-count="0" meta:object-count="0" meta:page-count="1" meta:paragraph-count="24" meta:word-count="117" meta:character-count="699" meta:non-whitespace-character-count="598"/>
  </office:meta>
</office:document-meta>
</file>